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Noto Sans CJK S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Noto Sans CJK SC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5cm" svg:height="1.861cm" svg:x="1.401cm" svg:y="8.414cm">
          <text:p text:style-name="P1"><text:span text:style-name="T1">Pre-Live Session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5cm" svg:height="1.353cm" svg:x="1.4cm" svg:y="13.521cm">
          <text:p text:style-name="P1"><text:span text:style-name="T2">Retrospective vs Pro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2" draw:layer="layout" svg:width="27.746cm" svg:height="12.191cm" svg:x="0.702cm" svg:y="1.271cm">
          <text:p text:style-name="P4"><text:span text:style-name="T3">1. Prospective</text:span></text:p>
          <text:p text:style-name="P4"><text:span text:style-name="T3"/></text:p>
          <text:p text:style-name="P4"><text:span text:style-name="T3">2.prop of arrest = 19/61</text:span></text:p>
          <text:p text:style-name="P4"><text:span text:style-name="T3">Prop of control = 32/62</text:span></text:p>
          <text:p text:style-name="P4"><text:span text:style-name="T3">Confidence interval = pre – cont +/- sqrt((pre(1-pre)/npre) + (cont(1-cont)/ncont))</text:span></text:p>
          <text:p text:style-name="P4"><text:span text:style-name="T3"/></text:p>
          <text:p text:style-name="P4"><text:span text:style-name="T3">CI = 0.2047 +/- 1.96*0.08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5.195cm" svg:height="12.175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6" draw:layer="layout" svg:width="25.908cm" svg:height="1.263cm" svg:x="0.254cm" svg:y="15.602cm">
          <text:p text:style-name="P4"><text:span text:style-name="T4">It seems like theft is the only one not significant in relation with Vol and Invol. The p-values are greater than 0.05. The scatter plot further supports th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87cm" svg:height="4.281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draw:style-name="Mgr3" draw:text-style-name="MP5" draw:layer="backgroundobjects" svg:width="27.988cm" svg:height="4.705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87cm" svg:height="4.027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3T17:49:10</meta:creation-date>
    <dc:language>en-US</dc:language>
    <dc:date>2020-03-09T22:14:21.002553972</dc:date>
    <meta:editing-cycles>27</meta:editing-cycles>
    <dc:title>Beehive</dc:title>
    <meta:editing-duration>PT2H50M38S</meta:editing-duration>
    <meta:generator>LibreOffice/6.3.2.2$Linux_X86_64 LibreOffice_project/30$Build-2</meta:generator>
    <meta:document-statistic meta:object-count="38"/>
  </office:meta>
</office:document-meta>
</file>